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97c34" officeooo:paragraph-rsid="00097c34"/>
    </style:style>
    <style:style style:name="P2" style:family="paragraph" style:parent-style-name="Standard">
      <style:text-properties officeooo:rsid="00097c34" officeooo:paragraph-rsid="0009ccc7"/>
    </style:style>
    <style:style style:name="P3" style:family="paragraph" style:parent-style-name="Standard">
      <style:text-properties officeooo:rsid="00097c34" officeooo:paragraph-rsid="0010c6a2"/>
    </style:style>
    <style:style style:name="P4" style:family="paragraph" style:parent-style-name="Standard">
      <style:text-properties officeooo:rsid="00097c34" officeooo:paragraph-rsid="0019b156"/>
    </style:style>
    <style:style style:name="P5" style:family="paragraph" style:parent-style-name="Standard">
      <style:text-properties officeooo:rsid="00097c34" officeooo:paragraph-rsid="001eb2e2"/>
    </style:style>
    <style:style style:name="P6" style:family="paragraph" style:parent-style-name="Standard">
      <style:text-properties officeooo:rsid="00097c34" officeooo:paragraph-rsid="00261070"/>
    </style:style>
    <style:style style:name="P7" style:family="paragraph" style:parent-style-name="Standard">
      <style:text-properties officeooo:rsid="00097c34" officeooo:paragraph-rsid="0028a596"/>
    </style:style>
    <style:style style:name="P8" style:family="paragraph" style:parent-style-name="Standard">
      <style:text-properties officeooo:rsid="00097c34" officeooo:paragraph-rsid="002f8418"/>
    </style:style>
    <style:style style:name="P9" style:family="paragraph" style:parent-style-name="Standard">
      <style:text-properties officeooo:rsid="00097c34" officeooo:paragraph-rsid="00313785"/>
    </style:style>
    <style:style style:name="P10" style:family="paragraph" style:parent-style-name="Standard">
      <style:text-properties officeooo:rsid="00097c34" officeooo:paragraph-rsid="0037af8e"/>
    </style:style>
    <style:style style:name="P11" style:family="paragraph" style:parent-style-name="Standard">
      <style:text-properties officeooo:rsid="00097c34" officeooo:paragraph-rsid="00097c34"/>
    </style:style>
    <style:style style:name="T1" style:family="text">
      <style:text-properties officeooo:rsid="00097c34"/>
    </style:style>
    <style:style style:name="T2" style:family="text">
      <style:text-properties officeooo:rsid="0009ccc7"/>
    </style:style>
    <style:style style:name="T3" style:family="text">
      <style:text-properties officeooo:rsid="000e7279"/>
    </style:style>
    <style:style style:name="T4" style:family="text">
      <style:text-properties officeooo:rsid="000fdb36"/>
    </style:style>
    <style:style style:name="T5" style:family="text">
      <style:text-properties officeooo:rsid="00167d8b"/>
    </style:style>
    <style:style style:name="T6" style:family="text">
      <style:text-properties officeooo:rsid="0017a317"/>
    </style:style>
    <style:style style:name="T7" style:family="text">
      <style:text-properties officeooo:rsid="001893c5"/>
    </style:style>
    <style:style style:name="T8" style:family="text">
      <style:text-properties officeooo:rsid="00194d5d"/>
    </style:style>
    <style:style style:name="T9" style:family="text">
      <style:text-properties officeooo:rsid="0019b156"/>
    </style:style>
    <style:style style:name="T10" style:family="text">
      <style:text-properties officeooo:rsid="0022462e"/>
    </style:style>
    <style:style style:name="T11" style:family="text">
      <style:text-properties officeooo:rsid="00261070"/>
    </style:style>
    <style:style style:name="T12" style:family="text">
      <style:text-properties officeooo:rsid="002effe8"/>
    </style:style>
    <style:style style:name="T13" style:family="text">
      <style:text-properties officeooo:rsid="002f254a"/>
    </style:style>
    <style:style style:name="T14" style:family="text">
      <style:text-properties officeooo:rsid="00309cde"/>
    </style:style>
    <style:style style:name="T15" style:family="text">
      <style:text-properties officeooo:rsid="003628a2"/>
    </style:style>
    <style:style style:name="T16" style:family="text">
      <style:text-properties officeooo:rsid="0037af8e"/>
    </style:style>
    <style:style style:name="T17" style:family="text">
      <style:text-properties officeooo:rsid="003a3632"/>
    </style:style>
    <style:style style:name="T18" style:family="text">
      <style:text-properties officeooo:rsid="003bbd8a"/>
    </style:style>
    <style:style style:name="T19" style:family="text">
      <style:text-properties officeooo:rsid="003d6f31"/>
    </style:style>
    <style:style style:name="T20" style:family="text">
      <style:text-properties officeooo:rsid="0042a632"/>
    </style:style>
    <style:style style:name="T21" style:family="text">
      <style:text-properties officeooo:rsid="0043fc35"/>
    </style:style>
    <style:style style:name="T22" style:family="text">
      <style:text-properties officeooo:rsid="0049c0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Тема 11: Реформы Петра I</text:h>
      <text:h text:style-name="Heading_20_2" text:outline-level="2"><text:span text:style-name="T1">4) </text:span>Военные реформы</text:h>
      <text:p text:style-name="P2"><text:tab/>Военные реформы, провед<text:span text:style-name="T2">ё</text:span>нные на рубеже XVIÎ и XVIII веков, явились логическим завершением процесса возникновения и развития постоянной регулярной армии и флота, продолжавшегося в течение XVII века.</text:p>
      <text:p text:style-name="P2"><text:tab/>Абсолютная монархия требовала единой организации вооруж<text:span text:style-name="T2">ё</text:span>нных сил. Такой организацией была постоянная регулярная армия, имеющая единую систему комплектования, единое устройство, типовое вооружение, снаряжение, единую форму, единое обучение и находящаяся на полном содержании государства.</text:p>
      <text:p text:style-name="P2"><text:tab/>Государство, сохраняя уже отживающую поместную систему организации вооруж<text:span text:style-name="T2">ё</text:span>нных сил, основанную на принципе «земля служит государству», а также систему постоянных посел<text:span text:style-name="T17">ё</text:span>нных войск, основанную на частичном содержании их за сч<text:span text:style-name="T2">ё</text:span>т государства, созда<text:span text:style-name="T2">ё</text:span>т войска нового строя. Эти войска находились уже на полном обеспечении государства.</text:p>
      <text:p text:style-name="P2"><text:tab/>Рекрутская система обеспечивала возможность иметь единую национальную армию, которая обладала более высокими моральными качествами, чем любая н<text:span text:style-name="T2">аё</text:span>мная армия европейских государств. Она, наконец, позволяла иметь армию, значительную в численном отношении.</text:p>
      <text:p text:style-name="P3"><text:tab/><text:span text:style-name="T2">Н</text:span>акопленный в XVII веке опыт в организации армии послужил основой для создания гвардейских полков, <text:span text:style-name="T2">а впоследствии</text:span> всеполевые и гарнизонные полки. Не меньшее значение имел богатый опыт, накопленный в процессе Северной войны. Организация войск обусловливалась способами ведения военных действий, последние же определялись вооружением, позволявшим вести бой в линейных боевых порядках. <text:span text:style-name="T3">Имеющееся в</text:span>ооружение обусловило деление армии по родам оружия, выполняющим свои особые функции во время боя: <text:span text:style-name="T3">н</text:span>аряду с полевой армией создавались значительные по численности гарнизонные войска, егерск<text:span text:style-name="T4">ая</text:span> пехот<text:span text:style-name="T4">а</text:span> и конниц<text:span text:style-name="T4">а</text:span>.</text:p>
      <text:p text:style-name="P4"><text:soft-page-break/><text:tab/>Централизация управления <text:span text:style-name="T5">через Сенат, его Военную и Адмиралтейств-коллегии</text:span> в мирное время давала возможность руководить вооруж<text:span text:style-name="T6">ё</text:span>нными силами страны на основе единых принципов. Однако <text:span text:style-name="T7">в </text:span>в военное время при отсутствии высоких технических средств транспорта и связи серь<text:span text:style-name="T7">ё</text:span>зно <text:span text:style-name="T8">такая система </text:span>затруднял<text:span text:style-name="T8">а</text:span> ведение войны, связывал<text:span text:style-name="T8">а</text:span> деятельность главнокомандующих.</text:p>
      <text:p text:style-name="P4"><text:tab/>Генеральный штаб <text:span text:style-name="T9">был </text:span>вспомогательным органом главнокомандующих в полевой армии, обеспечивающим. передвижение войск, их квартирование, рекогносцирование дорог и позиции и выполняющим функции квартирмейстерской службы.</text:p>
      <text:p text:style-name="P5"><text:tab/>Одним из основных вопросов строительства вооруженных сил в XVIII веке являлось снабжение вооружением, боеприпасами, одеждой, а также обеспечение армии и флота продовольствием.</text:p>
      <text:p text:style-name="P6"><text:tab/>Русская военно-техническая мысль создала ряд новых конструкций, значительно опережавших сво<text:span text:style-name="T18">ё</text:span> время. В течение первой четверти XVIII века проводилась огромная работа по созданию заводов, производивших вооружение и боеприпасы. Введение ударно-кремневых ружей ускоряло стрельбу и упрощало процесс обучения. <text:span text:style-name="T10">За 20 лет стрелковым оружием была обеспечена вся армия.</text:span> Введение калиброванногоручного огнестрельного оружия создало тв<text:span text:style-name="T19">ё</text:span>рдую базу для установления единого обучения, по единым уставам.</text:p>
      <text:p text:style-name="P6"><text:tab/>Огромное внимание П<text:span text:style-name="T11">ё</text:span>тр I уделял также производству артиллерийских орудий и боеприпасов к ним.</text:p>
      <text:p text:style-name="P7"><text:tab/>Размещение промышленности и характер производства позволяют сделать вывод, что в начале XVIII века была создана металлургическая база, обеспечивавшая русскую армию и флот оружием. Русские заводы давали первоклассное по тому времени вооружение. В ходе Северной войны русская экономика оказалась сильнее шведской, и это было главной причиной военных побед России. Развитие металлурги<text:span text:style-name="T20">и</text:span> в России было обусловлено нуждами всей страны, особенно армии и флота.</text:p>
      <text:p text:style-name="P8"><text:soft-page-break/><text:tab/>Регулярные вооруж<text:span text:style-name="T12">ё</text:span>нные силы больше не могли базироваться на натуральных поставках, характерных для XVII века, <text:span text:style-name="T13">поэтому произошёл переход</text:span> к ден<text:span text:style-name="T13">ё</text:span>жным закупкам. <text:span text:style-name="T13">Заготовки стали централизованными</text:span>.</text:p>
      <text:p text:style-name="P9"><text:tab/>В системе обучения войск нашли сво<text:span text:style-name="T14">ё</text:span> отражение наступательная стратегия и активные формы ведения боя (тактика), сложившиеся во время Северной войны. Войска обучали тому, что нужно на войне. Они обучались не только элементам строя и стрельбе, но и усваивали необходимые формы боевых действий. Важнейшим элементом обучения являлся штыковой бой, которым обычно заканчивалось всякое столкновение с противником. Особенностью петровской системы обучения было отделение одиночной подготовки от общей. Совместное обучение происходило не тольков форме строевых учений, но прежде всего носило тактический характер. Вс<text:span text:style-name="T21">ё</text:span> это резко отличало русскую систему от любой европейской. <text:span text:style-name="T14">В</text:span> русской армии XVIII века складывалась своя, национальная система боевой подготовки, обеспечившая высокое военное мастерство русского солдата, способного вести бой в любых условиях.</text:p>
      <text:p text:style-name="P10"><text:tab/><text:span text:style-name="T15">В отличие от западной системы, где солдат расценнивался как «механизм, артикулом предусмотренный»,</text:span> <text:span text:style-name="T15">н</text:span>аличие высоких по тому времени технических средств борьбы и рекрутской системы комплектования позволило создать более передовые методы боевой подготовки войск. Русские военные деятели обобщили свой боевой опыт, закрепив его в уставах. Воспитание войск осуществлялось на классовой основе. Успешное строительство и дальнейшее развитие вооруж<text:span text:style-name="T16">ё</text:span>нных сил России зависели от разрешения вопроса подготовки офицерских кадров. Основными каналами подготовки офицеров <text:span text:style-name="T16">стали</text:span> гвардия и военные школы. Военная школа в XVIII веке прошла сложный путь развития. Характерной чертой е<text:span text:style-name="T16">ё</text:span> является утилитаризм и отсюда резко выраженный профессионализм. Утверждения о том, что русская армия в начале XVIII века стала регулярной только благодаря приглашению Петром I иноземцев, опровергаются фактами. </text:p>
      <text:p text:style-name="P10"><text:tab/>В области стратегии сложилась так называемая ман<text:span text:style-name="T16">ё</text:span>вренная стратегия, которая требовала создания новых форм снабжения войск, перехода к <text:soft-page-break/>магазинной системе, обеспечивающих подвижность войск, и приспособления способов ведения боя к конкретным условиям ведения войны. Это обусловило более активный характер русской линейной тактики, чем зарубежной. </text:p>
      <text:p text:style-name="P10"><text:tab/>Перед русской армией и флотом стояли такие задачи, как балтийская и черноморская проблемы. Без их разрешения задерживалось экономическое и политическое развитие страны. Обе эти задачи были успешно решены в течение XVIII столетия. Победы русской армии и флота объективно способствовали развитию России. Северо-запад и юг страны получили условия для дальнейшего развития. Народы Прибалтики, Белоруссии, <text:span text:style-name="T16">Малороссии</text:span> и Кавказа перестали быть объект<text:span text:style-name="T22">ами</text:span> шведских баронов, польских панов и турецких султанов.</text:p>
      <text:p text:style-name="P1"/>
      <text:p text:style-name="P1">Бескровный Л. Г. Русская армия и флот в XVIII веке. М., 1958.</text:p>
      <text:p text:style-name="P2">Артамонов В. А. Пётр I и регулярная армия // Военно-исторический журнал. 1992. №9. С. 2-9</text:p>
      <text:p text:style-name="P1">Анисимов Е. В. Время петровских реформ. Л., 1989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0:19:08.935553654</meta:creation-date>
    <dc:date>2023-11-13T20:56:32.011166539</dc:date>
    <meta:editing-duration>PT1H41M44S</meta:editing-duration>
    <meta:editing-cycles>74</meta:editing-cycles>
    <meta:generator>LibreOffice/7.6.2.1$Linux_X86_64 LibreOffice_project/60$Build-1</meta:generator>
    <meta:document-statistic meta:table-count="0" meta:image-count="0" meta:object-count="0" meta:page-count="4" meta:paragraph-count="21" meta:word-count="824" meta:character-count="6456" meta:non-whitespace-character-count="5635"/>
  </office:meta>
</office:document-meta>
</file>